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80000013706162564971F43AB.png" manifest:media-type="image/png"/>
  <manifest:file-entry manifest:full-path="Pictures/100002010000021C000002107C33C6D819F9E1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4.289cm" svg:height="13.972cm" draw:z-index="0"><draw:image xlink:href="Pictures/100002010000021C000002107C33C6D819F9E108.png" xlink:type="simple" xlink:show="embed" xlink:actuate="onLoad" loext:mime-type="image/x-vclgraphic"/></draw:frame></text:p>
      <text:p text:style-name="Standard"><draw:frame draw:style-name="fr1" draw:name="Bild2" text:anchor-type="paragraph" svg:width="7.832cm" svg:height="8.229cm" draw:z-index="1"><draw:image xlink:href="Pictures/10000201000001280000013706162564971F43A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LibreOffice/5.4.5.1$Windows_X86_64 LibreOffice_project/79c9829dd5d8054ec39a82dc51cd9eff340dbee8</meta:generator>
    <dc:date>2021-03-28T18:12:07.122000000</dc:date>
    <meta:document-statistic meta:table-count="0" meta:image-count="2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